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1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bert" calcext:value-type="string">
            <text:p>bert</text:p>
          </table:table-cell>
          <table:table-cell table:style-name="ce12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35"/>
          <table:table-cell table:style-name="ce81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73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2.5114491297368" calcext:value-type="float">
            <text:p>92.51</text:p>
          </table:table-cell>
          <table:table-cell table:style-name="ce108" office:value-type="float" office:value="1.37832070978393" calcext:value-type="float">
            <text:p>1.38</text:p>
          </table:table-cell>
          <table:table-cell table:style-name="ce95" office:value-type="float" office:value="91.4934531528663" calcext:value-type="float">
            <text:p>91.49</text:p>
          </table:table-cell>
          <table:table-cell table:style-name="ce108" office:value-type="float" office:value="1.69688567804871" calcext:value-type="float">
            <text:p>1.70</text:p>
          </table:table-cell>
          <table:table-cell table:style-name="ce115" office:value-type="float" office:value="93.5568782335893" calcext:value-type="float">
            <text:p>93.56</text:p>
          </table:table-cell>
          <table:table-cell table:style-name="ce115" office:value-type="float" office:value="1.13322785145338" calcext:value-type="float">
            <text:p>1.13</text:p>
          </table:table-cell>
          <table:table-cell table:style-name="ce55"/>
          <table:table-cell table:style-name="ce95" office:value-type="float" office:value="97.0066232373976" calcext:value-type="float">
            <text:p>97.01</text:p>
          </table:table-cell>
          <table:table-cell table:style-name="ce108" office:value-type="float" office:value="0.764786265886735" calcext:value-type="float">
            <text:p>0.76</text:p>
          </table:table-cell>
          <table:table-cell table:style-name="ce95" office:value-type="float" office:value="95.9359693224848" calcext:value-type="float">
            <text:p>95.94</text:p>
          </table:table-cell>
          <table:table-cell table:style-name="ce108" office:value-type="float" office:value="1.03968497549375" calcext:value-type="float">
            <text:p>1.04</text:p>
          </table:table-cell>
          <table:table-cell table:style-name="ce95" office:value-type="float" office:value="98.1061719580007" calcext:value-type="float">
            <text:p>98.11</text:p>
          </table:table-cell>
          <table:table-cell table:style-name="ce108" office:value-type="float" office:value="0.723567453476294" calcext:value-type="float">
            <text:p>0.72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51_{\pm 1.38}$ " calcext:value-type="string">
            <text:p><text:s/>$92.51_{\pm 1.38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49_{\pm 1.70}$ " calcext:value-type="string">
            <text:p><text:s/>$91.49_{\pm 1.70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56_{\pm 1.13}$ " calcext:value-type="string">
            <text:p><text:s/>$93.56_{\pm 1.13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7.01_{\pm 0.76}$ " calcext:value-type="string">
            <text:p><text:s/>$97.01_{\pm 0.76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5.94_{\pm 1.04}$ " calcext:value-type="string">
            <text:p><text:s/>$95.94_{\pm 1.04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8.11_{\pm 0.72}$ " calcext:value-type="string">
            <text:p><text:s/>$98.11_{\pm 0.7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2.0531901469336" calcext:value-type="float">
            <text:p>92.05</text:p>
          </table:table-cell>
          <table:table-cell table:style-name="ce108" office:value-type="float" office:value="1.03321732136604" calcext:value-type="float">
            <text:p>1.03</text:p>
          </table:table-cell>
          <table:table-cell table:style-name="ce95" office:value-type="float" office:value="91.4638764242139" calcext:value-type="float">
            <text:p>91.46</text:p>
          </table:table-cell>
          <table:table-cell table:style-name="ce108" office:value-type="float" office:value="0.83996039482614" calcext:value-type="float">
            <text:p>0.84</text:p>
          </table:table-cell>
          <table:table-cell table:style-name="ce115" office:value-type="float" office:value="92.6761708989552" calcext:value-type="float">
            <text:p>92.68</text:p>
          </table:table-cell>
          <table:table-cell table:style-name="ce115" office:value-type="float" office:value="1.93347855713598" calcext:value-type="float">
            <text:p>1.93</text:p>
          </table:table-cell>
          <table:table-cell table:style-name="ce55"/>
          <table:table-cell table:style-name="ce95" office:value-type="float" office:value="96.8737663300513" calcext:value-type="float">
            <text:p>96.87</text:p>
          </table:table-cell>
          <table:table-cell table:style-name="ce108" office:value-type="float" office:value="0.594369887842553" calcext:value-type="float">
            <text:p>0.59</text:p>
          </table:table-cell>
          <table:table-cell table:style-name="ce95" office:value-type="float" office:value="96.259297301123" calcext:value-type="float">
            <text:p>96.26</text:p>
          </table:table-cell>
          <table:table-cell table:style-name="ce108" office:value-type="float" office:value="1.03224984299179" calcext:value-type="float">
            <text:p>1.03</text:p>
          </table:table-cell>
          <table:table-cell table:style-name="ce95" office:value-type="float" office:value="97.5237922258931" calcext:value-type="float">
            <text:p>97.52</text:p>
          </table:table-cell>
          <table:table-cell table:style-name="ce108" office:value-type="float" office:value="1.50314749035792" calcext:value-type="float">
            <text:p>1.50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05_{\pm 1.03}$ " calcext:value-type="string">
            <text:p><text:s/>$92.05_{\pm 1.03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46_{\pm 0.84}$ " calcext:value-type="string">
            <text:p><text:s/>$91.46_{\pm 0.84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68_{\pm 1.93}$ " calcext:value-type="string">
            <text:p><text:s/>$92.68_{\pm 1.93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6.87_{\pm 0.59}$ " calcext:value-type="string">
            <text:p><text:s/>$96.87_{\pm 0.59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26_{\pm 1.03}$ " calcext:value-type="string">
            <text:p><text:s/>$96.26_{\pm 1.03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7.52_{\pm 1.50}$ " calcext:value-type="string">
            <text:p><text:s/>$97.52_{\pm 1.5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0.458258982803201" calcext:value-type="float">
            <text:p>0.46</text:p>
          </table:table-cell>
          <table:table-cell table:style-name="ce26" table:formula="of:=IF(OR(ISBLANK([.C6]); ISBLANK([.C7])); &quot;&quot;; ([.C6] - [.C7]))" office:value-type="float" office:value="0.34510338841789" calcext:value-type="float">
            <text:p>0.35</text:p>
          </table:table-cell>
          <table:table-cell table:style-name="ce20" table:formula="of:=IF(OR(ISBLANK([.D6]); ISBLANK([.D7])); &quot;&quot;; ([.D6] - [.D7]))" office:value-type="float" office:value="0.0295767286524011" calcext:value-type="float">
            <text:p>0.03</text:p>
          </table:table-cell>
          <table:table-cell table:style-name="ce26" table:formula="of:=IF(OR(ISBLANK([.E6]); ISBLANK([.E7])); &quot;&quot;; ([.E6] - [.E7]))" office:value-type="float" office:value="0.85692528322257" calcext:value-type="float">
            <text:p>0.86</text:p>
          </table:table-cell>
          <table:table-cell table:style-name="ce20" table:formula="of:=IF(OR(ISBLANK([.F6]); ISBLANK([.F7])); &quot;&quot;; ([.F6] - [.F7]))" office:value-type="float" office:value="0.880707334634096" calcext:value-type="float">
            <text:p>0.88</text:p>
          </table:table-cell>
          <table:table-cell table:style-name="ce26" table:formula="of:=IF(OR(ISBLANK([.G6]); ISBLANK([.G7])); &quot;&quot;; ([.G6] - [.G7]))" office:value-type="float" office:value="-0.8002507056826" calcext:value-type="float">
            <text:p>-0.80</text:p>
          </table:table-cell>
          <table:table-cell table:style-name="ce42"/>
          <table:table-cell table:style-name="ce20" table:formula="of:=IF(OR(ISBLANK([.I6]); ISBLANK([.I7])); &quot;&quot;; ([.I6] - [.I7]))" office:value-type="float" office:value="0.132856907346309" calcext:value-type="float">
            <text:p>0.13</text:p>
          </table:table-cell>
          <table:table-cell table:style-name="ce26" table:formula="of:=IF(OR(ISBLANK([.J6]); ISBLANK([.J7])); &quot;&quot;; ([.J6] - [.J7]))" office:value-type="float" office:value="0.170416378044182" calcext:value-type="float">
            <text:p>0.17</text:p>
          </table:table-cell>
          <table:table-cell table:style-name="ce20" table:formula="of:=IF(OR(ISBLANK([.K6]); ISBLANK([.K7])); &quot;&quot;; ([.K6] - [.K7]))" office:value-type="float" office:value="-0.323327978638204" calcext:value-type="float">
            <text:p>-0.32</text:p>
          </table:table-cell>
          <table:table-cell table:style-name="ce26" table:formula="of:=IF(OR(ISBLANK([.L6]); ISBLANK([.L7])); &quot;&quot;; ([.L6] - [.L7]))" office:value-type="float" office:value="0.00743513250196015" calcext:value-type="float">
            <text:p>0.01</text:p>
          </table:table-cell>
          <table:table-cell table:style-name="ce20" table:formula="of:=IF(OR(ISBLANK([.M6]); ISBLANK([.M7])); &quot;&quot;; ([.M6] - [.M7]))" office:value-type="float" office:value="0.582379732107597" calcext:value-type="float">
            <text:p>0.58</text:p>
          </table:table-cell>
          <table:table-cell table:style-name="ce26" table:formula="of:=IF(OR(ISBLANK([.N6]); ISBLANK([.N7])); &quot;&quot;; ([.N6] - [.N7]))" office:value-type="float" office:value="-0.779580036881626" calcext:value-type="float">
            <text:p>-0.78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0.46_{\delta \hspace{1px} 0.35}$ " calcext:value-type="string">
            <text:p><text:s/>$0.46_{\delta \hspace{1px} 0.35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0.03_{\delta \hspace{1px} 0.86}$ " calcext:value-type="string">
            <text:p><text:s/>$0.03_{\delta \hspace{1px} 0.86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0.88_{\delta \hspace{1px} -0.80}$ " calcext:value-type="string">
            <text:p><text:s/>$0.88_{\delta \hspace{1px} -0.80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0.13_{\delta \hspace{1px} 0.17}$ " calcext:value-type="string">
            <text:p><text:s/>$0.13_{\delta \hspace{1px} 0.17}$ </text:p>
          </table:table-cell>
          <table:table-cell table:style-name="ce61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-0.32_{\delta \hspace{1px} 0.01}$ " calcext:value-type="string">
            <text:p><text:s/>$-0.32_{\delta \hspace{1px} 0.01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0.58_{\delta \hspace{1px} -0.78}$ " calcext:value-type="string">
            <text:p><text:s/>$0.58_{\delta \hspace{1px} -0.7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5.0460997404793" calcext:value-type="float">
            <text:p>95.05</text:p>
          </table:table-cell>
          <table:table-cell table:style-name="ce108" office:value-type="float" office:value="1.20397227548622" calcext:value-type="float">
            <text:p>1.20</text:p>
          </table:table-cell>
          <table:table-cell table:style-name="ce95" office:value-type="float" office:value="94.2702561872121" calcext:value-type="float">
            <text:p>94.27</text:p>
          </table:table-cell>
          <table:table-cell table:style-name="ce108" office:value-type="float" office:value="1.27246218815954" calcext:value-type="float">
            <text:p>1.27</text:p>
          </table:table-cell>
          <table:table-cell table:style-name="ce115" office:value-type="float" office:value="95.8371018979574" calcext:value-type="float">
            <text:p>95.84</text:p>
          </table:table-cell>
          <table:table-cell table:style-name="ce115" office:value-type="float" office:value="1.22265182478783" calcext:value-type="float">
            <text:p>1.22</text:p>
          </table:table-cell>
          <table:table-cell table:style-name="ce55"/>
          <table:table-cell table:style-name="ce95" office:value-type="float" office:value="98.1149272790799" calcext:value-type="float">
            <text:p>98.11</text:p>
          </table:table-cell>
          <table:table-cell table:style-name="ce108" office:value-type="float" office:value="0.700307004911758" calcext:value-type="float">
            <text:p>0.70</text:p>
          </table:table-cell>
          <table:table-cell table:style-name="ce95" office:value-type="float" office:value="97.3140751871697" calcext:value-type="float">
            <text:p>97.31</text:p>
          </table:table-cell>
          <table:table-cell table:style-name="ce108" office:value-type="float" office:value="0.831912756515931" calcext:value-type="float">
            <text:p>0.83</text:p>
          </table:table-cell>
          <table:table-cell table:style-name="ce95" office:value-type="float" office:value="98.931408643385" calcext:value-type="float">
            <text:p>98.93</text:p>
          </table:table-cell>
          <table:table-cell table:style-name="ce108" office:value-type="float" office:value="0.714246520674829" calcext:value-type="float">
            <text:p>0.71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5.05_{\pm 1.20}$ " calcext:value-type="string">
            <text:p><text:s/>$95.05_{\pm 1.20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4.27_{\pm 1.27}$ " calcext:value-type="string">
            <text:p><text:s/>$94.27_{\pm 1.27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84_{\pm 1.22}$ " calcext:value-type="string">
            <text:p><text:s/>$95.84_{\pm 1.22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8.11_{\pm 0.70}$ " calcext:value-type="string">
            <text:p><text:s/>$98.11_{\pm 0.70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31_{\pm 0.83}$ " calcext:value-type="string">
            <text:p><text:s/>$97.31_{\pm 0.83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93_{\pm 0.71}$ " calcext:value-type="string">
            <text:p><text:s/>$98.93_{\pm 0.7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4.5915013035972" calcext:value-type="float">
            <text:p>94.59</text:p>
          </table:table-cell>
          <table:table-cell table:style-name="ce108" office:value-type="float" office:value="1.91877755068366" calcext:value-type="float">
            <text:p>1.92</text:p>
          </table:table-cell>
          <table:table-cell table:style-name="ce95" office:value-type="float" office:value="93.9065005130967" calcext:value-type="float">
            <text:p>93.91</text:p>
          </table:table-cell>
          <table:table-cell table:style-name="ce108" office:value-type="float" office:value="2.34843620631788" calcext:value-type="float">
            <text:p>2.35</text:p>
          </table:table-cell>
          <table:table-cell table:style-name="ce115" office:value-type="float" office:value="95.2981678007383" calcext:value-type="float">
            <text:p>95.30</text:p>
          </table:table-cell>
          <table:table-cell table:style-name="ce115" office:value-type="float" office:value="1.69244326361883" calcext:value-type="float">
            <text:p>1.69</text:p>
          </table:table-cell>
          <table:table-cell table:style-name="ce55"/>
          <table:table-cell table:style-name="ce95" office:value-type="float" office:value="97.8166753737391" calcext:value-type="float">
            <text:p>97.82</text:p>
          </table:table-cell>
          <table:table-cell table:style-name="ce108" office:value-type="float" office:value="0.992380402904192" calcext:value-type="float">
            <text:p>0.99</text:p>
          </table:table-cell>
          <table:table-cell table:style-name="ce95" office:value-type="float" office:value="97.1056880573294" calcext:value-type="float">
            <text:p>97.11</text:p>
          </table:table-cell>
          <table:table-cell table:style-name="ce108" office:value-type="float" office:value="1.57171190367225" calcext:value-type="float">
            <text:p>1.57</text:p>
          </table:table-cell>
          <table:table-cell table:style-name="ce95" office:value-type="float" office:value="98.5501553564376" calcext:value-type="float">
            <text:p>98.55</text:p>
          </table:table-cell>
          <table:table-cell table:style-name="ce108" office:value-type="float" office:value="0.781835456787378" calcext:value-type="float">
            <text:p>0.78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59_{\pm 1.92}$ " calcext:value-type="string">
            <text:p><text:s/>$94.59_{\pm 1.92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3.91_{\pm 2.35}$ " calcext:value-type="string">
            <text:p><text:s/>$93.91_{\pm 2.35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30_{\pm 1.69}$ " calcext:value-type="string">
            <text:p><text:s/>$95.30_{\pm 1.69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7.82_{\pm 0.99}$ " calcext:value-type="string">
            <text:p><text:s/>$97.82_{\pm 0.99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11_{\pm 1.57}$ " calcext:value-type="string">
            <text:p><text:s/>$97.11_{\pm 1.57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55_{\pm 0.78}$ " calcext:value-type="string">
            <text:p><text:s/>$98.55_{\pm 0.7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0.454598436882108" calcext:value-type="float">
            <text:p>0.45</text:p>
          </table:table-cell>
          <table:table-cell table:style-name="ce26" table:formula="of:=IF(OR(ISBLANK([.C10]); ISBLANK([.C11])); &quot;&quot;; ([.C10] - [.C11]))" office:value-type="float" office:value="-0.71480527519744" calcext:value-type="float">
            <text:p>-0.71</text:p>
          </table:table-cell>
          <table:table-cell table:style-name="ce20" table:formula="of:=IF(OR(ISBLANK([.D10]); ISBLANK([.D11])); &quot;&quot;; ([.D10] - [.D11]))" office:value-type="float" office:value="0.363755674115396" calcext:value-type="float">
            <text:p>0.36</text:p>
          </table:table-cell>
          <table:table-cell table:style-name="ce26" table:formula="of:=IF(OR(ISBLANK([.E10]); ISBLANK([.E11])); &quot;&quot;; ([.E10] - [.E11]))" office:value-type="float" office:value="-1.07597401815834" calcext:value-type="float">
            <text:p>-1.08</text:p>
          </table:table-cell>
          <table:table-cell table:style-name="ce20" table:formula="of:=IF(OR(ISBLANK([.F10]); ISBLANK([.F11])); &quot;&quot;; ([.F10] - [.F11]))" office:value-type="float" office:value="0.538934097219098" calcext:value-type="float">
            <text:p>0.54</text:p>
          </table:table-cell>
          <table:table-cell table:style-name="ce26" table:formula="of:=IF(OR(ISBLANK([.G10]); ISBLANK([.G11])); &quot;&quot;; ([.G10] - [.G11]))" office:value-type="float" office:value="-0.469791438831" calcext:value-type="float">
            <text:p>-0.47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0.298251905340791" calcext:value-type="float">
            <text:p>0.30</text:p>
          </table:table-cell>
          <table:table-cell table:style-name="ce26" table:formula="of:=IF(OR(ISBLANK([.J10]); ISBLANK([.J11])); &quot;&quot;; ([.J10] - [.J11]))" office:value-type="float" office:value="-0.292073397992434" calcext:value-type="float">
            <text:p>-0.29</text:p>
          </table:table-cell>
          <table:table-cell table:style-name="ce20" table:formula="of:=IF(OR(ISBLANK([.K10]); ISBLANK([.K11])); &quot;&quot;; ([.K10] - [.K11]))" office:value-type="float" office:value="0.208387129840304" calcext:value-type="float">
            <text:p>0.21</text:p>
          </table:table-cell>
          <table:table-cell table:style-name="ce26" table:formula="of:=IF(OR(ISBLANK([.L10]); ISBLANK([.L11])); &quot;&quot;; ([.L10] - [.L11]))" office:value-type="float" office:value="-0.739799147156319" calcext:value-type="float">
            <text:p>-0.74</text:p>
          </table:table-cell>
          <table:table-cell table:style-name="ce20" table:formula="of:=IF(OR(ISBLANK([.M10]); ISBLANK([.M11])); &quot;&quot;; ([.M10] - [.M11]))" office:value-type="float" office:value="0.381253286947398" calcext:value-type="float">
            <text:p>0.38</text:p>
          </table:table-cell>
          <table:table-cell table:style-name="ce26" table:formula="of:=IF(OR(ISBLANK([.N10]); ISBLANK([.N11])); &quot;&quot;; ([.N10] - [.N11]))" office:value-type="float" office:value="-0.067588936112549" calcext:value-type="float">
            <text:p>-0.07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0.45_{\delta \hspace{1px} -0.71}$ " calcext:value-type="string">
            <text:p><text:s/>$0.45_{\delta \hspace{1px} -0.71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0.36_{\delta \hspace{1px} -1.08}$ " calcext:value-type="string">
            <text:p><text:s/>$0.36_{\delta \hspace{1px} -1.08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0.54_{\delta \hspace{1px} -0.47}$ " calcext:value-type="string">
            <text:p><text:s/>$0.54_{\delta \hspace{1px} -0.47}$ </text:p>
          </table:table-cell>
          <table:table-cell table:style-name="ce76"/>
          <table:table-cell table:style-name="ce66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0.30_{\delta \hspace{1px} -0.29}$ " calcext:value-type="string">
            <text:p><text:s/>$0.30_{\delta \hspace{1px} -0.29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0.21_{\delta \hspace{1px} -0.74}$ " calcext:value-type="string">
            <text:p><text:s/>$0.21_{\delta \hspace{1px} -0.74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38_{\delta \hspace{1px} -0.07}$ " calcext:value-type="string">
            <text:p><text:s/>$0.38_{\delta \hspace{1px} -0.07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19" office:value-type="float" office:value="83.1524058459327" calcext:value-type="float">
            <text:p>83.15</text:p>
          </table:table-cell>
          <table:table-cell table:style-name="ce34" office:value-type="float" office:value="5.55175929317362" calcext:value-type="float">
            <text:p>5.55</text:p>
          </table:table-cell>
          <table:table-cell table:style-name="ce19" office:value-type="float" office:value="82.0713811060773" calcext:value-type="float">
            <text:p>82.07</text:p>
          </table:table-cell>
          <table:table-cell table:style-name="ce34" office:value-type="float" office:value="7.39871604866797" calcext:value-type="float">
            <text:p>7.40</text:p>
          </table:table-cell>
          <table:table-cell table:style-name="ce29" office:value-type="float" office:value="84.4488195065963" calcext:value-type="float">
            <text:p>84.45</text:p>
          </table:table-cell>
          <table:table-cell table:style-name="ce29" office:value-type="float" office:value="4.19077465719786" calcext:value-type="float">
            <text:p>4.19</text:p>
          </table:table-cell>
          <table:table-cell table:style-name="ce56"/>
          <table:table-cell table:style-name="ce19" office:value-type="float" office:value="93.0365756683885" calcext:value-type="float">
            <text:p>93.04</text:p>
          </table:table-cell>
          <table:table-cell table:style-name="ce34" office:value-type="float" office:value="3.64710619481005" calcext:value-type="float">
            <text:p>3.65</text:p>
          </table:table-cell>
          <table:table-cell table:style-name="ce19" office:value-type="float" office:value="91.7925675193677" calcext:value-type="float">
            <text:p>91.79</text:p>
          </table:table-cell>
          <table:table-cell table:style-name="ce34" office:value-type="float" office:value="6.12220667728035" calcext:value-type="float">
            <text:p>6.12</text:p>
          </table:table-cell>
          <table:table-cell table:style-name="ce19" office:value-type="float" office:value="94.5246827465938" calcext:value-type="float">
            <text:p>94.52</text:p>
          </table:table-cell>
          <table:table-cell table:style-name="ce34" office:value-type="float" office:value="1.83155790221738" calcext:value-type="float">
            <text:p>1.83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3.15_{\pm 5.55}$ " calcext:value-type="string">
            <text:p><text:s/>$83.15_{\pm 5.55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2.07_{\pm 7.40}$ " calcext:value-type="string">
            <text:p><text:s/>$82.07_{\pm 7.40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4.45_{\pm 4.19}$ " calcext:value-type="string">
            <text:p><text:s/>$84.45_{\pm 4.19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3.04_{\pm 3.65}$ " calcext:value-type="string">
            <text:p><text:s/>$93.04_{\pm 3.65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1.79_{\pm 6.12}$ " calcext:value-type="string">
            <text:p><text:s/>$91.79_{\pm 6.12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4.52_{\pm 1.83}$ " calcext:value-type="string">
            <text:p><text:s/>$94.52_{\pm 1.8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2.6309750393736" calcext:value-type="float">
            <text:p>82.63</text:p>
          </table:table-cell>
          <table:table-cell table:style-name="ce34" office:value-type="float" office:value="3.63118601829186" calcext:value-type="float">
            <text:p>3.63</text:p>
          </table:table-cell>
          <table:table-cell table:style-name="ce19" office:value-type="float" office:value="82.3465352825518" calcext:value-type="float">
            <text:p>82.35</text:p>
          </table:table-cell>
          <table:table-cell table:style-name="ce34" office:value-type="float" office:value="4.32223809987669" calcext:value-type="float">
            <text:p>4.32</text:p>
          </table:table-cell>
          <table:table-cell table:style-name="ce29" office:value-type="float" office:value="83.142165946991" calcext:value-type="float">
            <text:p>83.14</text:p>
          </table:table-cell>
          <table:table-cell table:style-name="ce29" office:value-type="float" office:value="5.07595268110567" calcext:value-type="float">
            <text:p>5.08</text:p>
          </table:table-cell>
          <table:table-cell table:style-name="ce56"/>
          <table:table-cell table:style-name="ce19" office:value-type="float" office:value="92.5866515192303" calcext:value-type="float">
            <text:p>92.59</text:p>
          </table:table-cell>
          <table:table-cell table:style-name="ce34" office:value-type="float" office:value="1.77261458989657" calcext:value-type="float">
            <text:p>1.77</text:p>
          </table:table-cell>
          <table:table-cell table:style-name="ce19" office:value-type="float" office:value="92.2733767589289" calcext:value-type="float">
            <text:p>92.27</text:p>
          </table:table-cell>
          <table:table-cell table:style-name="ce34" office:value-type="float" office:value="3.32322659475547" calcext:value-type="float">
            <text:p>3.32</text:p>
          </table:table-cell>
          <table:table-cell table:style-name="ce19" office:value-type="float" office:value="93.1542909289416" calcext:value-type="float">
            <text:p>93.15</text:p>
          </table:table-cell>
          <table:table-cell table:style-name="ce34" office:value-type="float" office:value="4.23418042040476" calcext:value-type="float">
            <text:p>4.23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2.63_{\pm 3.63}$ " calcext:value-type="string">
            <text:p><text:s/>$82.63_{\pm 3.63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2.35_{\pm 4.32}$ " calcext:value-type="string">
            <text:p><text:s/>$82.35_{\pm 4.32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3.14_{\pm 5.08}$ " calcext:value-type="string">
            <text:p><text:s/>$83.14_{\pm 5.08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59_{\pm 1.77}$ " calcext:value-type="string">
            <text:p><text:s/>$92.59_{\pm 1.77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27_{\pm 3.32}$ " calcext:value-type="string">
            <text:p><text:s/>$92.27_{\pm 3.32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3.15_{\pm 4.23}$ " calcext:value-type="string">
            <text:p><text:s/>$93.15_{\pm 4.2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0.52143080655911" calcext:value-type="float">
            <text:p>0.52</text:p>
          </table:table-cell>
          <table:table-cell table:style-name="ce26" table:formula="of:=IF(OR(ISBLANK([.C14]); ISBLANK([.C15])); &quot;&quot;; ([.C14] - [.C15]))" office:value-type="float" office:value="1.92057327488176" calcext:value-type="float">
            <text:p>1.92</text:p>
          </table:table-cell>
          <table:table-cell table:style-name="ce20" table:formula="of:=IF(OR(ISBLANK([.D14]); ISBLANK([.D15])); &quot;&quot;; ([.D14] - [.D15]))" office:value-type="float" office:value="-0.275154176474501" calcext:value-type="float">
            <text:p>-0.28</text:p>
          </table:table-cell>
          <table:table-cell table:style-name="ce26" table:formula="of:=IF(OR(ISBLANK([.E14]); ISBLANK([.E15])); &quot;&quot;; ([.E14] - [.E15]))" office:value-type="float" office:value="3.07647794879128" calcext:value-type="float">
            <text:p>3.08</text:p>
          </table:table-cell>
          <table:table-cell table:style-name="ce20" table:formula="of:=IF(OR(ISBLANK([.F14]); ISBLANK([.F15])); &quot;&quot;; ([.F14] - [.F15]))" office:value-type="float" office:value="1.30665355960529" calcext:value-type="float">
            <text:p>1.31</text:p>
          </table:table-cell>
          <table:table-cell table:style-name="ce26" table:formula="of:=IF(OR(ISBLANK([.G14]); ISBLANK([.G15])); &quot;&quot;; ([.G14] - [.G15]))" office:value-type="float" office:value="-0.88517802390781" calcext:value-type="float">
            <text:p>-0.89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0.449924149158193" calcext:value-type="float">
            <text:p>0.45</text:p>
          </table:table-cell>
          <table:table-cell table:style-name="ce26" table:formula="of:=IF(OR(ISBLANK([.J14]); ISBLANK([.J15])); &quot;&quot;; ([.J14] - [.J15]))" office:value-type="float" office:value="1.87449160491348" calcext:value-type="float">
            <text:p>1.87</text:p>
          </table:table-cell>
          <table:table-cell table:style-name="ce20" table:formula="of:=IF(OR(ISBLANK([.K14]); ISBLANK([.K15])); &quot;&quot;; ([.K14] - [.K15]))" office:value-type="float" office:value="-0.480809239561211" calcext:value-type="float">
            <text:p>-0.48</text:p>
          </table:table-cell>
          <table:table-cell table:style-name="ce26" table:formula="of:=IF(OR(ISBLANK([.L14]); ISBLANK([.L15])); &quot;&quot;; ([.L14] - [.L15]))" office:value-type="float" office:value="2.79898008252488" calcext:value-type="float">
            <text:p>2.80</text:p>
          </table:table-cell>
          <table:table-cell table:style-name="ce20" table:formula="of:=IF(OR(ISBLANK([.M14]); ISBLANK([.M15])); &quot;&quot;; ([.M14] - [.M15]))" office:value-type="float" office:value="1.37039181765219" calcext:value-type="float">
            <text:p>1.37</text:p>
          </table:table-cell>
          <table:table-cell table:style-name="ce26" table:formula="of:=IF(OR(ISBLANK([.N14]); ISBLANK([.N15])); &quot;&quot;; ([.N14] - [.N15]))" office:value-type="float" office:value="-2.40262251818738" calcext:value-type="float">
            <text:p>-2.40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0.52_{\delta \hspace{1px} 1.92}$ " calcext:value-type="string">
            <text:p><text:s/>$0.52_{\delta \hspace{1px} 1.92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-0.28_{\delta \hspace{1px} 3.08}$ " calcext:value-type="string">
            <text:p><text:s/>$-0.28_{\delta \hspace{1px} 3.08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1.31_{\delta \hspace{1px} -0.89}$ " calcext:value-type="string">
            <text:p><text:s/>$1.31_{\delta \hspace{1px} -0.89}$ </text:p>
          </table:table-cell>
          <table:table-cell table:style-name="ce76"/>
          <table:table-cell table:style-name="ce66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0.45_{\delta \hspace{1px} 1.87}$ " calcext:value-type="string">
            <text:p><text:s/>$0.45_{\delta \hspace{1px} 1.87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-0.48_{\delta \hspace{1px} 2.80}$ " calcext:value-type="string">
            <text:p><text:s/>$-0.48_{\delta \hspace{1px} 2.80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1.37_{\delta \hspace{1px} -2.40}$ " calcext:value-type="string">
            <text:p><text:s/>$1.37_{\delta \hspace{1px} -2.4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5.1914770367033" calcext:value-type="float">
            <text:p>95.19</text:p>
          </table:table-cell>
          <table:table-cell table:style-name="ce34" office:value-type="float" office:value="1.81193630582162" calcext:value-type="float">
            <text:p>1.81</text:p>
          </table:table-cell>
          <table:table-cell table:style-name="ce19" office:value-type="float" office:value="95.0941641595503" calcext:value-type="float">
            <text:p>95.09</text:p>
          </table:table-cell>
          <table:table-cell table:style-name="ce34" office:value-type="float" office:value="1.8512323084825" calcext:value-type="float">
            <text:p>1.85</text:p>
          </table:table-cell>
          <table:table-cell table:style-name="ce29" office:value-type="float" office:value="95.2904534077465" calcext:value-type="float">
            <text:p>95.29</text:p>
          </table:table-cell>
          <table:table-cell table:style-name="ce29" office:value-type="float" office:value="1.81017051688274" calcext:value-type="float">
            <text:p>1.81</text:p>
          </table:table-cell>
          <table:table-cell table:style-name="ce56"/>
          <table:table-cell table:style-name="ce19" office:value-type="float" office:value="99.0553687617059" calcext:value-type="float">
            <text:p>99.06</text:p>
          </table:table-cell>
          <table:table-cell table:style-name="ce34" office:value-type="float" office:value="0.611085900059426" calcext:value-type="float">
            <text:p>0.61</text:p>
          </table:table-cell>
          <table:table-cell table:style-name="ce19" office:value-type="float" office:value="98.9540398624125" calcext:value-type="float">
            <text:p>98.95</text:p>
          </table:table-cell>
          <table:table-cell table:style-name="ce34" office:value-type="float" office:value="0.723107034753051" calcext:value-type="float">
            <text:p>0.72</text:p>
          </table:table-cell>
          <table:table-cell table:style-name="ce19" office:value-type="float" office:value="99.1584340330119" calcext:value-type="float">
            <text:p>99.16</text:p>
          </table:table-cell>
          <table:table-cell table:style-name="ce34" office:value-type="float" office:value="0.612324597582622" calcext:value-type="float">
            <text:p>0.61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5.19_{\pm 1.81}$ " calcext:value-type="string">
            <text:p><text:s/>$95.19_{\pm 1.81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5.09_{\pm 1.85}$ " calcext:value-type="string">
            <text:p><text:s/>$95.09_{\pm 1.85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5.29_{\pm 1.81}$ " calcext:value-type="string">
            <text:p><text:s/>$95.29_{\pm 1.81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9.06_{\pm 0.61}$ " calcext:value-type="string">
            <text:p><text:s/>$99.06_{\pm 0.61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8.95_{\pm 0.72}$ " calcext:value-type="string">
            <text:p><text:s/>$98.95_{\pm 0.72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9.16_{\pm 0.61}$ " calcext:value-type="string">
            <text:p><text:s/>$99.16_{\pm 0.6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4.7928462544749" calcext:value-type="float">
            <text:p>94.79</text:p>
          </table:table-cell>
          <table:table-cell table:style-name="ce34" office:value-type="float" office:value="2.53907544944445" calcext:value-type="float">
            <text:p>2.54</text:p>
          </table:table-cell>
          <table:table-cell table:style-name="ce19" office:value-type="float" office:value="94.4968554364179" calcext:value-type="float">
            <text:p>94.50</text:p>
          </table:table-cell>
          <table:table-cell table:style-name="ce34" office:value-type="float" office:value="2.88003323935503" calcext:value-type="float">
            <text:p>2.88</text:p>
          </table:table-cell>
          <table:table-cell table:style-name="ce29" office:value-type="float" office:value="95.0998104558203" calcext:value-type="float">
            <text:p>95.10</text:p>
          </table:table-cell>
          <table:table-cell table:style-name="ce25" office:value-type="float" office:value="2.32392592172927" calcext:value-type="float">
            <text:p>2.32</text:p>
          </table:table-cell>
          <table:table-cell table:style-name="ce56"/>
          <table:table-cell table:style-name="ce19" office:value-type="float" office:value="98.7460690275038" calcext:value-type="float">
            <text:p>98.75</text:p>
          </table:table-cell>
          <table:table-cell table:style-name="ce34" office:value-type="float" office:value="0.473129602828428" calcext:value-type="float">
            <text:p>0.47</text:p>
          </table:table-cell>
          <table:table-cell table:style-name="ce19" office:value-type="float" office:value="98.4304456308364" calcext:value-type="float">
            <text:p>98.43</text:p>
          </table:table-cell>
          <table:table-cell table:style-name="ce34" office:value-type="float" office:value="0.951186675962003" calcext:value-type="float">
            <text:p>0.95</text:p>
          </table:table-cell>
          <table:table-cell table:style-name="ce19" office:value-type="float" office:value="99.0733248862543" calcext:value-type="float">
            <text:p>99.07</text:p>
          </table:table-cell>
          <table:table-cell table:style-name="ce34" office:value-type="float" office:value="0.692068255404538" calcext:value-type="float">
            <text:p>0.69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4.79_{\pm 2.54}$ " calcext:value-type="string">
            <text:p><text:s/>$94.79_{\pm 2.54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4.50_{\pm 2.88}$ " calcext:value-type="string">
            <text:p><text:s/>$94.50_{\pm 2.88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5.10_{\pm 2.32}$ " calcext:value-type="string">
            <text:p><text:s/>$95.10_{\pm 2.32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8.75_{\pm 0.47}$ " calcext:value-type="string">
            <text:p><text:s/>$98.75_{\pm 0.47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43_{\pm 0.95}$ " calcext:value-type="string">
            <text:p><text:s/>$98.43_{\pm 0.95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9.07_{\pm 0.69}$ " calcext:value-type="string">
            <text:p><text:s/>$99.07_{\pm 0.6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398630782228409" calcext:value-type="float">
            <text:p>0.40</text:p>
          </table:table-cell>
          <table:table-cell table:style-name="ce26" table:formula="of:=IF(OR(ISBLANK([.C18]); ISBLANK([.C19])); &quot;&quot;; ([.C18] - [.C19]))" office:value-type="float" office:value="-0.72713914362283" calcext:value-type="float">
            <text:p>-0.73</text:p>
          </table:table-cell>
          <table:table-cell table:style-name="ce20" table:formula="of:=IF(OR(ISBLANK([.D18]); ISBLANK([.D19])); &quot;&quot;; ([.D18] - [.D19]))" office:value-type="float" office:value="0.5973087231324" calcext:value-type="float">
            <text:p>0.60</text:p>
          </table:table-cell>
          <table:table-cell table:style-name="ce26" table:formula="of:=IF(OR(ISBLANK([.E18]); ISBLANK([.E19])); &quot;&quot;; ([.E18] - [.E19]))" office:value-type="float" office:value="-1.02880093087253" calcext:value-type="float">
            <text:p>-1.03</text:p>
          </table:table-cell>
          <table:table-cell table:style-name="ce20" table:formula="of:=IF(OR(ISBLANK([.F18]); ISBLANK([.F19])); &quot;&quot;; ([.F18] - [.F19]))" office:value-type="float" office:value="0.190642951926193" calcext:value-type="float">
            <text:p>0.19</text:p>
          </table:table-cell>
          <table:table-cell table:style-name="ce26" table:formula="of:=IF(OR(ISBLANK([.G18]); ISBLANK([.G19])); &quot;&quot;; ([.G18] - [.G19]))" office:value-type="float" office:value="-0.51375540484653" calcext:value-type="float">
            <text:p>-0.51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0.309299734202114" calcext:value-type="float">
            <text:p>0.31</text:p>
          </table:table-cell>
          <table:table-cell table:style-name="ce26" table:formula="of:=IF(OR(ISBLANK([.J18]); ISBLANK([.J19])); &quot;&quot;; ([.J18] - [.J19]))" office:value-type="float" office:value="0.137956297230998" calcext:value-type="float">
            <text:p>0.14</text:p>
          </table:table-cell>
          <table:table-cell table:style-name="ce20" table:formula="of:=IF(OR(ISBLANK([.K18]); ISBLANK([.K19])); &quot;&quot;; ([.K18] - [.K19]))" office:value-type="float" office:value="0.523594231576098" calcext:value-type="float">
            <text:p>0.52</text:p>
          </table:table-cell>
          <table:table-cell table:style-name="ce26" table:formula="of:=IF(OR(ISBLANK([.L18]); ISBLANK([.L19])); &quot;&quot;; ([.L18] - [.L19]))" office:value-type="float" office:value="-0.228079641208952" calcext:value-type="float">
            <text:p>-0.23</text:p>
          </table:table-cell>
          <table:table-cell table:style-name="ce20" table:formula="of:=IF(OR(ISBLANK([.M18]); ISBLANK([.M19])); &quot;&quot;; ([.M18] - [.M19]))" office:value-type="float" office:value="0.0851091467576026" calcext:value-type="float">
            <text:p>0.09</text:p>
          </table:table-cell>
          <table:table-cell table:style-name="ce26" table:formula="of:=IF(OR(ISBLANK([.N18]); ISBLANK([.N19])); &quot;&quot;; ([.N18] - [.N19]))" office:value-type="float" office:value="-0.079743657821916" calcext:value-type="float">
            <text:p>-0.08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40_{\delta \hspace{1px} -0.73}$ " calcext:value-type="string">
            <text:p><text:s/>$0.40_{\delta \hspace{1px} -0.73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0.60_{\delta \hspace{1px} -1.03}$ " calcext:value-type="string">
            <text:p><text:s/>$0.60_{\delta \hspace{1px} -1.03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19_{\delta \hspace{1px} -0.51}$ " calcext:value-type="string">
            <text:p><text:s/>$0.19_{\delta \hspace{1px} -0.51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0.31_{\delta \hspace{1px} 0.14}$ " calcext:value-type="string">
            <text:p><text:s/>$0.31_{\delta \hspace{1px} 0.14}$ </text:p>
          </table:table-cell>
          <table:table-cell table:style-name="ce61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52_{\delta \hspace{1px} -0.23}$ " calcext:value-type="string">
            <text:p><text:s/>$0.52_{\delta \hspace{1px} -0.23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0.09_{\delta \hspace{1px} -0.08}$ " calcext:value-type="string">
            <text:p><text:s/>$0.09_{\delta \hspace{1px} -0.0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4.8058903346617" calcext:value-type="float">
            <text:p>94.81</text:p>
          </table:table-cell>
          <table:table-cell table:style-name="ce34" office:value-type="float" office:value="3.74467605794289" calcext:value-type="float">
            <text:p>3.74</text:p>
          </table:table-cell>
          <table:table-cell table:style-name="ce19" office:value-type="float" office:value="94.7654987909657" calcext:value-type="float">
            <text:p>94.77</text:p>
          </table:table-cell>
          <table:table-cell table:style-name="ce34" office:value-type="float" office:value="3.69251218482468" calcext:value-type="float">
            <text:p>3.69</text:p>
          </table:table-cell>
          <table:table-cell table:style-name="ce29" office:value-type="float" office:value="94.8625999377754" calcext:value-type="float">
            <text:p>94.86</text:p>
          </table:table-cell>
          <table:table-cell table:style-name="ce25" office:value-type="float" office:value="3.98497958295931" calcext:value-type="float">
            <text:p>3.98</text:p>
          </table:table-cell>
          <table:table-cell table:style-name="ce56"/>
          <table:table-cell table:style-name="ce19" office:value-type="float" office:value="99.1786585238616" calcext:value-type="float">
            <text:p>99.18</text:p>
          </table:table-cell>
          <table:table-cell table:style-name="ce34" office:value-type="float" office:value="0.853998501899111" calcext:value-type="float">
            <text:p>0.85</text:p>
          </table:table-cell>
          <table:table-cell table:style-name="ce19" office:value-type="float" office:value="99.1458404074703" calcext:value-type="float">
            <text:p>99.15</text:p>
          </table:table-cell>
          <table:table-cell table:style-name="ce34" office:value-type="float" office:value="1.44364964957639" calcext:value-type="float">
            <text:p>1.44</text:p>
          </table:table-cell>
          <table:table-cell table:style-name="ce19" office:value-type="float" office:value="99.2286890631857" calcext:value-type="float">
            <text:p>99.23</text:p>
          </table:table-cell>
          <table:table-cell table:style-name="ce34" office:value-type="float" office:value="1.01711100772888" calcext:value-type="float">
            <text:p>1.02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4.81_{\pm 3.74}$ " calcext:value-type="string">
            <text:p><text:s/>$94.81_{\pm 3.74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4.77_{\pm 3.69}$ " calcext:value-type="string">
            <text:p><text:s/>$94.77_{\pm 3.69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4.86_{\pm 3.98}$ " calcext:value-type="string">
            <text:p><text:s/>$94.86_{\pm 3.98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9.18_{\pm 0.85}$ " calcext:value-type="string">
            <text:p><text:s/>$99.18_{\pm 0.85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15_{\pm 1.44}$ " calcext:value-type="string">
            <text:p><text:s/>$99.15_{\pm 1.44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9.23_{\pm 1.02}$ " calcext:value-type="string">
            <text:p><text:s/>$99.23_{\pm 1.0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4.7456188780274" calcext:value-type="float">
            <text:p>94.75</text:p>
          </table:table-cell>
          <table:table-cell table:style-name="ce34" office:value-type="float" office:value="2.99446501495364" calcext:value-type="float">
            <text:p>2.99</text:p>
          </table:table-cell>
          <table:table-cell table:style-name="ce19" office:value-type="float" office:value="94.5465150299616" calcext:value-type="float">
            <text:p>94.55</text:p>
          </table:table-cell>
          <table:table-cell table:style-name="ce34" office:value-type="float" office:value="3.10794001899756" calcext:value-type="float">
            <text:p>3.11</text:p>
          </table:table-cell>
          <table:table-cell table:style-name="ce29" office:value-type="float" office:value="94.9498012667984" calcext:value-type="float">
            <text:p>94.95</text:p>
          </table:table-cell>
          <table:table-cell table:style-name="ce29" office:value-type="float" office:value="2.94222653802823" calcext:value-type="float">
            <text:p>2.94</text:p>
          </table:table-cell>
          <table:table-cell table:style-name="ce56"/>
          <table:table-cell table:style-name="ce19" office:value-type="float" office:value="99.309638718637" calcext:value-type="float">
            <text:p>99.31</text:p>
          </table:table-cell>
          <table:table-cell table:style-name="ce34" office:value-type="float" office:value="0.754057686725167" calcext:value-type="float">
            <text:p>0.75</text:p>
          </table:table-cell>
          <table:table-cell table:style-name="ce19" office:value-type="float" office:value="99.0992965367965" calcext:value-type="float">
            <text:p>99.10</text:p>
          </table:table-cell>
          <table:table-cell table:style-name="ce34" office:value-type="float" office:value="1.02262594982412" calcext:value-type="float">
            <text:p>1.02</text:p>
          </table:table-cell>
          <table:table-cell table:style-name="ce19" office:value-type="float" office:value="99.5253494432599" calcext:value-type="float">
            <text:p>99.53</text:p>
          </table:table-cell>
          <table:table-cell table:style-name="ce34" office:value-type="float" office:value="0.726088164665993" calcext:value-type="float">
            <text:p>0.73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4.75_{\pm 2.99}$ " calcext:value-type="string">
            <text:p><text:s/>$94.75_{\pm 2.99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4.55_{\pm 3.11}$ " calcext:value-type="string">
            <text:p><text:s/>$94.55_{\pm 3.11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4.95_{\pm 2.94}$ " calcext:value-type="string">
            <text:p><text:s/>$94.95_{\pm 2.94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9.31_{\pm 0.75}$ " calcext:value-type="string">
            <text:p><text:s/>$99.31_{\pm 0.75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9.10_{\pm 1.02}$ " calcext:value-type="string">
            <text:p><text:s/>$99.10_{\pm 1.02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53_{\pm 0.73}$ " calcext:value-type="string">
            <text:p><text:s/>$99.53_{\pm 0.7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0.0602714566342968" calcext:value-type="float">
            <text:p>0.06</text:p>
          </table:table-cell>
          <table:table-cell table:style-name="ce26" table:formula="of:=IF(OR(ISBLANK([.C22]); ISBLANK([.C23])); &quot;&quot;; ([.C22] - [.C23]))" office:value-type="float" office:value="0.75021104298925" calcext:value-type="float">
            <text:p>0.75</text:p>
          </table:table-cell>
          <table:table-cell table:style-name="ce20" table:formula="of:=IF(OR(ISBLANK([.D22]); ISBLANK([.D23])); &quot;&quot;; ([.D22] - [.D23]))" office:value-type="float" office:value="0.218983761004097" calcext:value-type="float">
            <text:p>0.22</text:p>
          </table:table-cell>
          <table:table-cell table:style-name="ce26" table:formula="of:=IF(OR(ISBLANK([.E22]); ISBLANK([.E23])); &quot;&quot;; ([.E22] - [.E23]))" office:value-type="float" office:value="0.58457216582712" calcext:value-type="float">
            <text:p>0.58</text:p>
          </table:table-cell>
          <table:table-cell table:style-name="ce20" table:formula="of:=IF(OR(ISBLANK([.F22]); ISBLANK([.F23])); &quot;&quot;; ([.F22] - [.F23]))" office:value-type="float" office:value="-0.0872013290230029" calcext:value-type="float">
            <text:p>-0.09</text:p>
          </table:table-cell>
          <table:table-cell table:style-name="ce26" table:formula="of:=IF(OR(ISBLANK([.G22]); ISBLANK([.G23])); &quot;&quot;; ([.G22] - [.G23]))" office:value-type="float" office:value="1.04275304493108" calcext:value-type="float">
            <text:p>1.04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-0.130980194775404" calcext:value-type="float">
            <text:p>-0.13</text:p>
          </table:table-cell>
          <table:table-cell table:style-name="ce26" table:formula="of:=IF(OR(ISBLANK([.J22]); ISBLANK([.J23])); &quot;&quot;; ([.J22] - [.J23]))" office:value-type="float" office:value="0.0999408151739439" calcext:value-type="float">
            <text:p>0.10</text:p>
          </table:table-cell>
          <table:table-cell table:style-name="ce20" table:formula="of:=IF(OR(ISBLANK([.K22]); ISBLANK([.K23])); &quot;&quot;; ([.K22] - [.K23]))" office:value-type="float" office:value="0.0465438706738013" calcext:value-type="float">
            <text:p>0.05</text:p>
          </table:table-cell>
          <table:table-cell table:style-name="ce26" table:formula="of:=IF(OR(ISBLANK([.L22]); ISBLANK([.L23])); &quot;&quot;; ([.L22] - [.L23]))" office:value-type="float" office:value="0.42102369975227" calcext:value-type="float">
            <text:p>0.42</text:p>
          </table:table-cell>
          <table:table-cell table:style-name="ce20" table:formula="of:=IF(OR(ISBLANK([.M22]); ISBLANK([.M23])); &quot;&quot;; ([.M22] - [.M23]))" office:value-type="float" office:value="-0.296660380074201" calcext:value-type="float">
            <text:p>-0.30</text:p>
          </table:table-cell>
          <table:table-cell table:style-name="ce26" table:formula="of:=IF(OR(ISBLANK([.N22]); ISBLANK([.N23])); &quot;&quot;; ([.N22] - [.N23]))" office:value-type="float" office:value="0.291022843062887" calcext:value-type="float">
            <text:p>0.29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0.06_{\delta \hspace{1px} 0.75}$ " calcext:value-type="string">
            <text:p><text:s/>$0.06_{\delta \hspace{1px} 0.75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0.22_{\delta \hspace{1px} 0.58}$ " calcext:value-type="string">
            <text:p><text:s/>$0.22_{\delta \hspace{1px} 0.58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0.09_{\delta \hspace{1px} 1.04}$ " calcext:value-type="string">
            <text:p><text:s/>$-0.09_{\delta \hspace{1px} 1.04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-0.13_{\delta \hspace{1px} 0.10}$ " calcext:value-type="string">
            <text:p><text:s/>$-0.13_{\delta \hspace{1px} 0.10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0.05_{\delta \hspace{1px} 0.42}$ " calcext:value-type="string">
            <text:p><text:s/>$0.05_{\delta \hspace{1px} 0.42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-0.30_{\delta \hspace{1px} 0.29}$ " calcext:value-type="string">
            <text:p><text:s/>$-0.30_{\delta \hspace{1px} 0.2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6.1602801227712" calcext:value-type="float">
            <text:p>96.16</text:p>
          </table:table-cell>
          <table:table-cell table:style-name="ce34" office:value-type="float" office:value="1.4715804759873" calcext:value-type="float">
            <text:p>1.47</text:p>
          </table:table-cell>
          <table:table-cell table:style-name="ce19" office:value-type="float" office:value="95.931558279165" calcext:value-type="float">
            <text:p>95.93</text:p>
          </table:table-cell>
          <table:table-cell table:style-name="ce34" office:value-type="float" office:value="1.78807418213364" calcext:value-type="float">
            <text:p>1.79</text:p>
          </table:table-cell>
          <table:table-cell table:style-name="ce29" office:value-type="float" office:value="96.3963836280345" calcext:value-type="float">
            <text:p>96.40</text:p>
          </table:table-cell>
          <table:table-cell table:style-name="ce29" office:value-type="float" office:value="1.30711816068789" calcext:value-type="float">
            <text:p>1.31</text:p>
          </table:table-cell>
          <table:table-cell table:style-name="ce56"/>
          <table:table-cell table:style-name="ce19" office:value-type="float" office:value="98.9964693501694" calcext:value-type="float">
            <text:p>99.00</text:p>
          </table:table-cell>
          <table:table-cell table:style-name="ce34" office:value-type="float" office:value="0.925955846576833" calcext:value-type="float">
            <text:p>0.93</text:p>
          </table:table-cell>
          <table:table-cell table:style-name="ce19" office:value-type="float" office:value="98.7594494040369" calcext:value-type="float">
            <text:p>98.76</text:p>
          </table:table-cell>
          <table:table-cell table:style-name="ce34" office:value-type="float" office:value="1.29017137334269" calcext:value-type="float">
            <text:p>1.29</text:p>
          </table:table-cell>
          <table:table-cell table:style-name="ce19" office:value-type="float" office:value="99.2411346589886" calcext:value-type="float">
            <text:p>99.24</text:p>
          </table:table-cell>
          <table:table-cell table:style-name="ce34" office:value-type="float" office:value="0.821854688627175" calcext:value-type="float">
            <text:p>0.82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6.16_{\pm 1.47}$ " calcext:value-type="string">
            <text:p><text:s/>$96.16_{\pm 1.47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5.93_{\pm 1.79}$ " calcext:value-type="string">
            <text:p><text:s/>$95.93_{\pm 1.79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6.40_{\pm 1.31}$ " calcext:value-type="string">
            <text:p><text:s/>$96.40_{\pm 1.31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9.00_{\pm 0.93}$ " calcext:value-type="string">
            <text:p><text:s/>$99.00_{\pm 0.93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8.76_{\pm 1.29}$ " calcext:value-type="string">
            <text:p><text:s/>$98.76_{\pm 1.29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9.24_{\pm 0.82}$ " calcext:value-type="string">
            <text:p><text:s/>$99.24_{\pm 0.8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4.92224022399" calcext:value-type="float">
            <text:p>94.92</text:p>
          </table:table-cell>
          <table:table-cell table:style-name="ce34" office:value-type="float" office:value="1.55808136392771" calcext:value-type="float">
            <text:p>1.56</text:p>
          </table:table-cell>
          <table:table-cell table:style-name="ce19" office:value-type="float" office:value="94.6050200295358" calcext:value-type="float">
            <text:p>94.61</text:p>
          </table:table-cell>
          <table:table-cell table:style-name="ce34" office:value-type="float" office:value="1.61338436933592" calcext:value-type="float">
            <text:p>1.61</text:p>
          </table:table-cell>
          <table:table-cell table:style-name="ce29" office:value-type="float" office:value="95.2500505829492" calcext:value-type="float">
            <text:p>95.25</text:p>
          </table:table-cell>
          <table:table-cell table:style-name="ce25" office:value-type="float" office:value="1.74377551840313" calcext:value-type="float">
            <text:p>1.74</text:p>
          </table:table-cell>
          <table:table-cell table:style-name="ce56"/>
          <table:table-cell table:style-name="ce19" office:value-type="float" office:value="99.0381740221625" calcext:value-type="float">
            <text:p>99.04</text:p>
          </table:table-cell>
          <table:table-cell table:style-name="ce34" office:value-type="float" office:value="0.499961626947532" calcext:value-type="float">
            <text:p>0.50</text:p>
          </table:table-cell>
          <table:table-cell table:style-name="ce19" office:value-type="float" office:value="98.7084974262685" calcext:value-type="float">
            <text:p>98.71</text:p>
          </table:table-cell>
          <table:table-cell table:style-name="ce34" office:value-type="float" office:value="0.833284206960098" calcext:value-type="float">
            <text:p>0.83</text:p>
          </table:table-cell>
          <table:table-cell table:style-name="ce19" office:value-type="float" office:value="99.3789122270135" calcext:value-type="float">
            <text:p>99.38</text:p>
          </table:table-cell>
          <table:table-cell table:style-name="ce34" office:value-type="float" office:value="0.818599555643205" calcext:value-type="float">
            <text:p>0.82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4.92_{\pm 1.56}$ " calcext:value-type="string">
            <text:p><text:s/>$94.92_{\pm 1.56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4.61_{\pm 1.61}$ " calcext:value-type="string">
            <text:p><text:s/>$94.61_{\pm 1.61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5.25_{\pm 1.74}$ " calcext:value-type="string">
            <text:p><text:s/>$95.25_{\pm 1.74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9.04_{\pm 0.50}$ " calcext:value-type="string">
            <text:p><text:s/>$99.04_{\pm 0.50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71_{\pm 0.83}$ " calcext:value-type="string">
            <text:p><text:s/>$98.71_{\pm 0.83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9.38_{\pm 0.82}$ " calcext:value-type="string">
            <text:p><text:s/>$99.38_{\pm 0.8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1.2380398987812" calcext:value-type="float">
            <text:p>1.24</text:p>
          </table:table-cell>
          <table:table-cell table:style-name="ce26" table:formula="of:=IF(OR(ISBLANK([.C26]); ISBLANK([.C27])); &quot;&quot;; ([.C26] - [.C27]))" office:value-type="float" office:value="-0.0865008879404101" calcext:value-type="float">
            <text:p>-0.09</text:p>
          </table:table-cell>
          <table:table-cell table:style-name="ce20" table:formula="of:=IF(OR(ISBLANK([.D26]); ISBLANK([.D27])); &quot;&quot;; ([.D26] - [.D27]))" office:value-type="float" office:value="1.32653824962921" calcext:value-type="float">
            <text:p>1.33</text:p>
          </table:table-cell>
          <table:table-cell table:style-name="ce26" table:formula="of:=IF(OR(ISBLANK([.E26]); ISBLANK([.E27])); &quot;&quot;; ([.E26] - [.E27]))" office:value-type="float" office:value="0.17468981279772" calcext:value-type="float">
            <text:p>0.17</text:p>
          </table:table-cell>
          <table:table-cell table:style-name="ce20" table:formula="of:=IF(OR(ISBLANK([.F26]); ISBLANK([.F27])); &quot;&quot;; ([.F26] - [.F27]))" office:value-type="float" office:value="1.1463330450853" calcext:value-type="float">
            <text:p>1.15</text:p>
          </table:table-cell>
          <table:table-cell table:style-name="ce26" table:formula="of:=IF(OR(ISBLANK([.G26]); ISBLANK([.G27])); &quot;&quot;; ([.G26] - [.G27]))" office:value-type="float" office:value="-0.43665735771524" calcext:value-type="float">
            <text:p>-0.44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-0.041704671993088" calcext:value-type="float">
            <text:p>-0.04</text:p>
          </table:table-cell>
          <table:table-cell table:style-name="ce26" table:formula="of:=IF(OR(ISBLANK([.J26]); ISBLANK([.J27])); &quot;&quot;; ([.J26] - [.J27]))" office:value-type="float" office:value="0.425994219629301" calcext:value-type="float">
            <text:p>0.43</text:p>
          </table:table-cell>
          <table:table-cell table:style-name="ce20" table:formula="of:=IF(OR(ISBLANK([.K26]); ISBLANK([.K27])); &quot;&quot;; ([.K26] - [.K27]))" office:value-type="float" office:value="0.0509519777684062" calcext:value-type="float">
            <text:p>0.05</text:p>
          </table:table-cell>
          <table:table-cell table:style-name="ce26" table:formula="of:=IF(OR(ISBLANK([.L26]); ISBLANK([.L27])); &quot;&quot;; ([.L26] - [.L27]))" office:value-type="float" office:value="0.456887166382592" calcext:value-type="float">
            <text:p>0.46</text:p>
          </table:table-cell>
          <table:table-cell table:style-name="ce20" table:formula="of:=IF(OR(ISBLANK([.M26]); ISBLANK([.M27])); &quot;&quot;; ([.M26] - [.M27]))" office:value-type="float" office:value="-0.137777568024902" calcext:value-type="float">
            <text:p>-0.14</text:p>
          </table:table-cell>
          <table:table-cell table:style-name="ce26" table:formula="of:=IF(OR(ISBLANK([.N26]); ISBLANK([.N27])); &quot;&quot;; ([.N26] - [.N27]))" office:value-type="float" office:value="0.00325513298397007" calcext:value-type="float">
            <text:p>0.00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1.24_{\delta \hspace{1px} -0.09}$ " calcext:value-type="string">
            <text:p><text:s/>$1.24_{\delta \hspace{1px} -0.09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1.33_{\delta \hspace{1px} 0.17}$ " calcext:value-type="string">
            <text:p><text:s/>$1.33_{\delta \hspace{1px} 0.17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1.15_{\delta \hspace{1px} -0.44}$ " calcext:value-type="string">
            <text:p><text:s/>$1.15_{\delta \hspace{1px} -0.44}$ </text:p>
          </table:table-cell>
          <table:table-cell table:style-name="ce76"/>
          <table:table-cell table:style-name="ce66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-0.04_{\delta \hspace{1px} 0.43}$ " calcext:value-type="string">
            <text:p><text:s/>$-0.04_{\delta \hspace{1px} 0.43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0.05_{\delta \hspace{1px} 0.46}$ " calcext:value-type="string">
            <text:p><text:s/>$0.05_{\delta \hspace{1px} 0.46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14_{\delta \hspace{1px} 0.00}$ " calcext:value-type="string">
            <text:p><text:s/>$-0.14_{\delta \hspace{1px} 0.00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93.9084120518069" calcext:value-type="float">
            <text:p>93.91</text:p>
          </table:table-cell>
          <table:table-cell table:style-name="ce34" office:value-type="float" office:value="1.08822942168775" calcext:value-type="float">
            <text:p>1.09</text:p>
          </table:table-cell>
          <table:table-cell table:style-name="ce19" office:value-type="float" office:value="93.3194912950078" calcext:value-type="float">
            <text:p>93.32</text:p>
          </table:table-cell>
          <table:table-cell table:style-name="ce34" office:value-type="float" office:value="1.26238423258877" calcext:value-type="float">
            <text:p>1.26</text:p>
          </table:table-cell>
          <table:table-cell table:style-name="ce29" office:value-type="float" office:value="94.5149500716026" calcext:value-type="float">
            <text:p>94.51</text:p>
          </table:table-cell>
          <table:table-cell table:style-name="ce25" office:value-type="float" office:value="1.30150033984788" calcext:value-type="float">
            <text:p>1.30</text:p>
          </table:table-cell>
          <table:table-cell table:style-name="ce56"/>
          <table:table-cell table:style-name="ce19" office:value-type="float" office:value="97.4508178183393" calcext:value-type="float">
            <text:p>97.45</text:p>
          </table:table-cell>
          <table:table-cell table:style-name="ce34" office:value-type="float" office:value="0.829220202136248" calcext:value-type="float">
            <text:p>0.83</text:p>
          </table:table-cell>
          <table:table-cell table:style-name="ce19" office:value-type="float" office:value="96.8391180101631" calcext:value-type="float">
            <text:p>96.84</text:p>
          </table:table-cell>
          <table:table-cell table:style-name="ce34" office:value-type="float" office:value="1.0166388978169" calcext:value-type="float">
            <text:p>1.02</text:p>
          </table:table-cell>
          <table:table-cell table:style-name="ce19" office:value-type="float" office:value="98.0807841415385" calcext:value-type="float">
            <text:p>98.08</text:p>
          </table:table-cell>
          <table:table-cell table:style-name="ce34" office:value-type="float" office:value="1.15050923715533" calcext:value-type="float">
            <text:p>1.15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3.91_{\pm 1.09}$ " calcext:value-type="string">
            <text:p><text:s/>$93.91_{\pm 1.09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3.32_{\pm 1.26}$ " calcext:value-type="string">
            <text:p><text:s/>$93.32_{\pm 1.26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51_{\pm 1.30}$ " calcext:value-type="string">
            <text:p><text:s/>$94.51_{\pm 1.30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7.45_{\pm 0.83}$ " calcext:value-type="string">
            <text:p><text:s/>$97.45_{\pm 0.83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6.84_{\pm 1.02}$ " calcext:value-type="string">
            <text:p><text:s/>$96.84_{\pm 1.02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08_{\pm 1.15}$ " calcext:value-type="string">
            <text:p><text:s/>$98.08_{\pm 1.15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93.4860006218099" calcext:value-type="float">
            <text:p>93.49</text:p>
          </table:table-cell>
          <table:table-cell table:style-name="ce34" office:value-type="float" office:value="1.57112866426473" calcext:value-type="float">
            <text:p>1.57</text:p>
          </table:table-cell>
          <table:table-cell table:style-name="ce19" office:value-type="float" office:value="92.8013262644007" calcext:value-type="float">
            <text:p>92.80</text:p>
          </table:table-cell>
          <table:table-cell table:style-name="ce34" office:value-type="float" office:value="1.6141524037202" calcext:value-type="float">
            <text:p>1.61</text:p>
          </table:table-cell>
          <table:table-cell table:style-name="ce29" office:value-type="float" office:value="94.1847538049013" calcext:value-type="float">
            <text:p>94.18</text:p>
          </table:table-cell>
          <table:table-cell table:style-name="ce25" office:value-type="float" office:value="1.64368329669374" calcext:value-type="float">
            <text:p>1.64</text:p>
          </table:table-cell>
          <table:table-cell table:style-name="ce56"/>
          <table:table-cell table:style-name="ce19" office:value-type="float" office:value="97.6074857143193" calcext:value-type="float">
            <text:p>97.61</text:p>
          </table:table-cell>
          <table:table-cell table:style-name="ce34" office:value-type="float" office:value="0.638603329273732" calcext:value-type="float">
            <text:p>0.64</text:p>
          </table:table-cell>
          <table:table-cell table:style-name="ce19" office:value-type="float" office:value="96.894413320679" calcext:value-type="float">
            <text:p>96.89</text:p>
          </table:table-cell>
          <table:table-cell table:style-name="ce34" office:value-type="float" office:value="0.969241900345165" calcext:value-type="float">
            <text:p>0.97</text:p>
          </table:table-cell>
          <table:table-cell table:style-name="ce19" office:value-type="float" office:value="98.3351832386399" calcext:value-type="float">
            <text:p>98.34</text:p>
          </table:table-cell>
          <table:table-cell table:style-name="ce34" office:value-type="float" office:value="0.504937710181863" calcext:value-type="float">
            <text:p>0.50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3.49_{\pm 1.57}$ " calcext:value-type="string">
            <text:p><text:s/>$93.49_{\pm 1.57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2.80_{\pm 1.61}$ " calcext:value-type="string">
            <text:p><text:s/>$92.80_{\pm 1.61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18_{\pm 1.64}$ " calcext:value-type="string">
            <text:p><text:s/>$94.18_{\pm 1.64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7.61_{\pm 0.64}$ " calcext:value-type="string">
            <text:p><text:s/>$97.61_{\pm 0.64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6.89_{\pm 0.97}$ " calcext:value-type="string">
            <text:p><text:s/>$96.89_{\pm 0.97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8.34_{\pm 0.50}$ " calcext:value-type="string">
            <text:p><text:s/>$98.34_{\pm 0.50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0.422411429997013" calcext:value-type="float">
            <text:p>0.42</text:p>
          </table:table-cell>
          <table:table-cell table:style-name="ce26" table:formula="of:=IF(OR(ISBLANK([.C30]); ISBLANK([.C31])); &quot;&quot;; ([.C30] - [.C31]))" office:value-type="float" office:value="-0.48289924257698" calcext:value-type="float">
            <text:p>-0.48</text:p>
          </table:table-cell>
          <table:table-cell table:style-name="ce20" table:formula="of:=IF(OR(ISBLANK([.D30]); ISBLANK([.D31])); &quot;&quot;; ([.D30] - [.D31]))" office:value-type="float" office:value="0.518165030607094" calcext:value-type="float">
            <text:p>0.52</text:p>
          </table:table-cell>
          <table:table-cell table:style-name="ce26" table:formula="of:=IF(OR(ISBLANK([.E30]); ISBLANK([.E31])); &quot;&quot;; ([.E30] - [.E31]))" office:value-type="float" office:value="-0.35176817113143" calcext:value-type="float">
            <text:p>-0.35</text:p>
          </table:table-cell>
          <table:table-cell table:style-name="ce20" table:formula="of:=IF(OR(ISBLANK([.F30]); ISBLANK([.F31])); &quot;&quot;; ([.F30] - [.F31]))" office:value-type="float" office:value="0.330196266701293" calcext:value-type="float">
            <text:p>0.33</text:p>
          </table:table-cell>
          <table:table-cell table:style-name="ce26" table:formula="of:=IF(OR(ISBLANK([.G30]); ISBLANK([.G31])); &quot;&quot;; ([.G30] - [.G31]))" office:value-type="float" office:value="-0.34218295684586" calcext:value-type="float">
            <text:p>-0.34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-0.156667895979993" calcext:value-type="float">
            <text:p>-0.16</text:p>
          </table:table-cell>
          <table:table-cell table:style-name="ce26" table:formula="of:=IF(OR(ISBLANK([.J30]); ISBLANK([.J31])); &quot;&quot;; ([.J30] - [.J31]))" office:value-type="float" office:value="0.190616872862516" calcext:value-type="float">
            <text:p>0.19</text:p>
          </table:table-cell>
          <table:table-cell table:style-name="ce20" table:formula="of:=IF(OR(ISBLANK([.K30]); ISBLANK([.K31])); &quot;&quot;; ([.K30] - [.K31]))" office:value-type="float" office:value="-0.055295310515902" calcext:value-type="float">
            <text:p>-0.06</text:p>
          </table:table-cell>
          <table:table-cell table:style-name="ce26" table:formula="of:=IF(OR(ISBLANK([.L30]); ISBLANK([.L31])); &quot;&quot;; ([.L30] - [.L31]))" office:value-type="float" office:value="0.0473969974717351" calcext:value-type="float">
            <text:p>0.05</text:p>
          </table:table-cell>
          <table:table-cell table:style-name="ce20" table:formula="of:=IF(OR(ISBLANK([.M30]); ISBLANK([.M31])); &quot;&quot;; ([.M30] - [.M31]))" office:value-type="float" office:value="-0.254399097101398" calcext:value-type="float">
            <text:p>-0.25</text:p>
          </table:table-cell>
          <table:table-cell table:style-name="ce26" table:formula="of:=IF(OR(ISBLANK([.N30]); ISBLANK([.N31])); &quot;&quot;; ([.N30] - [.N31]))" office:value-type="float" office:value="0.645571526973467" calcext:value-type="float">
            <text:p>0.65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0.42_{\delta \hspace{1px} -0.48}$ " calcext:value-type="string">
            <text:p><text:s/>$0.42_{\delta \hspace{1px} -0.48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0.52_{\delta \hspace{1px} -0.35}$ " calcext:value-type="string">
            <text:p><text:s/>$0.52_{\delta \hspace{1px} -0.35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33_{\delta \hspace{1px} -0.34}$ " calcext:value-type="string">
            <text:p><text:s/>$0.33_{\delta \hspace{1px} -0.34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-0.16_{\delta \hspace{1px} 0.19}$ " calcext:value-type="string">
            <text:p><text:s/>$-0.16_{\delta \hspace{1px} 0.19}$ </text:p>
          </table:table-cell>
          <table:table-cell table:style-name="ce61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-0.06_{\delta \hspace{1px} 0.05}$ " calcext:value-type="string">
            <text:p><text:s/>$-0.06_{\delta \hspace{1px} 0.05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-0.25_{\delta \hspace{1px} 0.65}$ " calcext:value-type="string">
            <text:p><text:s/>$-0.25_{\delta \hspace{1px} 0.65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89.2308074576121" calcext:value-type="float">
            <text:p>89.23</text:p>
          </table:table-cell>
          <table:table-cell table:style-name="ce34" office:value-type="float" office:value="3.20585157628229" calcext:value-type="float">
            <text:p>3.21</text:p>
          </table:table-cell>
          <table:table-cell table:style-name="ce19" office:value-type="float" office:value="88.3566724135404" calcext:value-type="float">
            <text:p>88.36</text:p>
          </table:table-cell>
          <table:table-cell table:style-name="ce34" office:value-type="float" office:value="3.26928327559487" calcext:value-type="float">
            <text:p>3.27</text:p>
          </table:table-cell>
          <table:table-cell table:style-name="ce29" office:value-type="float" office:value="90.2026181334752" calcext:value-type="float">
            <text:p>90.20</text:p>
          </table:table-cell>
          <table:table-cell table:style-name="ce25" office:value-type="float" office:value="4.14517610561837" calcext:value-type="float">
            <text:p>4.15</text:p>
          </table:table-cell>
          <table:table-cell table:style-name="ce56"/>
          <table:table-cell table:style-name="ce19" office:value-type="float" office:value="95.324129673496" calcext:value-type="float">
            <text:p>95.32</text:p>
          </table:table-cell>
          <table:table-cell table:style-name="ce34" office:value-type="float" office:value="1.56556757037613" calcext:value-type="float">
            <text:p>1.57</text:p>
          </table:table-cell>
          <table:table-cell table:style-name="ce19" office:value-type="float" office:value="94.4103863235844" calcext:value-type="float">
            <text:p>94.41</text:p>
          </table:table-cell>
          <table:table-cell table:style-name="ce34" office:value-type="float" office:value="2.5886696700086" calcext:value-type="float">
            <text:p>2.59</text:p>
          </table:table-cell>
          <table:table-cell table:style-name="ce19" office:value-type="float" office:value="96.3408209061395" calcext:value-type="float">
            <text:p>96.34</text:p>
          </table:table-cell>
          <table:table-cell table:style-name="ce34" office:value-type="float" office:value="2.46658520338426" calcext:value-type="float">
            <text:p>2.47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89.23_{\pm 3.21}$ " calcext:value-type="string">
            <text:p><text:s/>$89.23_{\pm 3.21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8.36_{\pm 3.27}$ " calcext:value-type="string">
            <text:p><text:s/>$88.36_{\pm 3.27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90.20_{\pm 4.15}$ " calcext:value-type="string">
            <text:p><text:s/>$90.20_{\pm 4.15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5.32_{\pm 1.57}$ " calcext:value-type="string">
            <text:p><text:s/>$95.32_{\pm 1.57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4.41_{\pm 2.59}$ " calcext:value-type="string">
            <text:p><text:s/>$94.41_{\pm 2.59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6.34_{\pm 2.47}$ " calcext:value-type="string">
            <text:p><text:s/>$96.34_{\pm 2.47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87.9635516148393" calcext:value-type="float">
            <text:p>87.96</text:p>
          </table:table-cell>
          <table:table-cell table:style-name="ce34" office:value-type="float" office:value="2.92526168620684" calcext:value-type="float">
            <text:p>2.93</text:p>
          </table:table-cell>
          <table:table-cell table:style-name="ce19" office:value-type="float" office:value="87.2754242495349" calcext:value-type="float">
            <text:p>87.28</text:p>
          </table:table-cell>
          <table:table-cell table:style-name="ce34" office:value-type="float" office:value="4.24325836173125" calcext:value-type="float">
            <text:p>4.24</text:p>
          </table:table-cell>
          <table:table-cell table:style-name="ce29" office:value-type="float" office:value="88.7282421837049" calcext:value-type="float">
            <text:p>88.73</text:p>
          </table:table-cell>
          <table:table-cell table:style-name="ce25" office:value-type="float" office:value="1.98345161422169" calcext:value-type="float">
            <text:p>1.98</text:p>
          </table:table-cell>
          <table:table-cell table:style-name="ce56"/>
          <table:table-cell table:style-name="ce19" office:value-type="float" office:value="94.7369372491191" calcext:value-type="float">
            <text:p>94.74</text:p>
          </table:table-cell>
          <table:table-cell table:style-name="ce34" office:value-type="float" office:value="1.5118594515718" calcext:value-type="float">
            <text:p>1.51</text:p>
          </table:table-cell>
          <table:table-cell table:style-name="ce19" office:value-type="float" office:value="93.9707761224916" calcext:value-type="float">
            <text:p>93.97</text:p>
          </table:table-cell>
          <table:table-cell table:style-name="ce34" office:value-type="float" office:value="3.02788501309373" calcext:value-type="float">
            <text:p>3.03</text:p>
          </table:table-cell>
          <table:table-cell table:style-name="ce19" office:value-type="float" office:value="95.5877659821898" calcext:value-type="float">
            <text:p>95.59</text:p>
          </table:table-cell>
          <table:table-cell table:style-name="ce34" office:value-type="float" office:value="1.28813525980284" calcext:value-type="float">
            <text:p>1.29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7.96_{\pm 2.93}$ " calcext:value-type="string">
            <text:p><text:s/>$87.96_{\pm 2.93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7.28_{\pm 4.24}$ " calcext:value-type="string">
            <text:p><text:s/>$87.28_{\pm 4.24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88.73_{\pm 1.98}$ " calcext:value-type="string">
            <text:p><text:s/>$88.73_{\pm 1.98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4.74_{\pm 1.51}$ " calcext:value-type="string">
            <text:p><text:s/>$94.74_{\pm 1.51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3.97_{\pm 3.03}$ " calcext:value-type="string">
            <text:p><text:s/>$93.97_{\pm 3.03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5.59_{\pm 1.29}$ " calcext:value-type="string">
            <text:p><text:s/>$95.59_{\pm 1.29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1.2672558427728" calcext:value-type="float">
            <text:p>1.27</text:p>
          </table:table-cell>
          <table:table-cell table:style-name="ce107" table:formula="of:=IF(OR(ISBLANK([.C34]); ISBLANK([.C35])); &quot;&quot;; ([.C34] - [.C35]))" office:value-type="float" office:value="0.28058989007545" calcext:value-type="float">
            <text:p>0.28</text:p>
          </table:table-cell>
          <table:table-cell table:style-name="ce94" table:formula="of:=IF(OR(ISBLANK([.D34]); ISBLANK([.D35])); &quot;&quot;; ([.D34] - [.D35]))" office:value-type="float" office:value="1.0812481640055" calcext:value-type="float">
            <text:p>1.08</text:p>
          </table:table-cell>
          <table:table-cell table:style-name="ce107" table:formula="of:=IF(OR(ISBLANK([.E34]); ISBLANK([.E35])); &quot;&quot;; ([.E34] - [.E35]))" office:value-type="float" office:value="-0.97397508613638" calcext:value-type="float">
            <text:p>-0.97</text:p>
          </table:table-cell>
          <table:table-cell table:style-name="ce94" table:formula="of:=IF(OR(ISBLANK([.F34]); ISBLANK([.F35])); &quot;&quot;; ([.F34] - [.F35]))" office:value-type="float" office:value="1.47437594977031" calcext:value-type="float">
            <text:p>1.47</text:p>
          </table:table-cell>
          <table:table-cell table:style-name="ce107" table:formula="of:=IF(OR(ISBLANK([.G34]); ISBLANK([.G35])); &quot;&quot;; ([.G34] - [.G35]))" office:value-type="float" office:value="2.16172449139668" calcext:value-type="float">
            <text:p>2.16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0.587192424376909" calcext:value-type="float">
            <text:p>0.59</text:p>
          </table:table-cell>
          <table:table-cell table:style-name="ce107" table:formula="of:=IF(OR(ISBLANK([.J34]); ISBLANK([.J35])); &quot;&quot;; ([.J34] - [.J35]))" office:value-type="float" office:value="0.05370811880433" calcext:value-type="float">
            <text:p>0.05</text:p>
          </table:table-cell>
          <table:table-cell table:style-name="ce94" table:formula="of:=IF(OR(ISBLANK([.K34]); ISBLANK([.K35])); &quot;&quot;; ([.K34] - [.K35]))" office:value-type="float" office:value="0.439610201092805" calcext:value-type="float">
            <text:p>0.44</text:p>
          </table:table-cell>
          <table:table-cell table:style-name="ce107" table:formula="of:=IF(OR(ISBLANK([.L34]); ISBLANK([.L35])); &quot;&quot;; ([.L34] - [.L35]))" office:value-type="float" office:value="-0.43921534308513" calcext:value-type="float">
            <text:p>-0.44</text:p>
          </table:table-cell>
          <table:table-cell table:style-name="ce94" table:formula="of:=IF(OR(ISBLANK([.M34]); ISBLANK([.M35])); &quot;&quot;; ([.M34] - [.M35]))" office:value-type="float" office:value="0.753054923949705" calcext:value-type="float">
            <text:p>0.75</text:p>
          </table:table-cell>
          <table:table-cell table:style-name="ce107" table:formula="of:=IF(OR(ISBLANK([.N34]); ISBLANK([.N35])); &quot;&quot;; ([.N34] - [.N35]))" office:value-type="float" office:value="1.17844994358142" calcext:value-type="float">
            <text:p>1.18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1.27_{\delta \hspace{1px} 0.28}$ " calcext:value-type="string">
            <text:p><text:s/>$1.27_{\delta \hspace{1px} 0.28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1.08_{\delta \hspace{1px} -0.97}$ " calcext:value-type="string">
            <text:p><text:s/>$1.08_{\delta \hspace{1px} -0.97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1.47_{\delta \hspace{1px} 2.16}$ " calcext:value-type="string">
            <text:p><text:s/>$1.47_{\delta \hspace{1px} 2.16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0.59_{\delta \hspace{1px} 0.05}$ " calcext:value-type="string">
            <text:p><text:s/>$0.59_{\delta \hspace{1px} 0.05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0.44_{\delta \hspace{1px} -0.44}$ " calcext:value-type="string">
            <text:p><text:s/>$0.44_{\delta \hspace{1px} -0.44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0.75_{\delta \hspace{1px} 1.18}$ " calcext:value-type="string">
            <text:p><text:s/>$0.75_{\delta \hspace{1px} 1.18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24:34.88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25:18.157000000</dc:date>
    <meta:editing-cycles>92</meta:editing-cycles>
    <meta:editing-duration>PT7H9M44S</meta:editing-duration>
    <meta:document-statistic meta:table-count="1" meta:cell-count="569" meta:object-count="0"/>
  </office:meta>
</office:document-meta>
</file>